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2" style:name="a24cb18" style:parent-style-name="ListParagraph">
      <style:paragraph-properties/>
    </style:style>
    <style:style style:family="paragraph" style:list-style-name="L2" style:name="a81538a" style:parent-style-name="ListParagraph">
      <style:paragraph-properties/>
    </style:style>
    <style:style style:family="text" style:name="aeb09b9">
      <style:text-properties fo:background-color="#00B050"/>
    </style:style>
    <style:style style:family="table-cell" style:name="a093279">
      <style:table-cell-properties fo:border-bottom="0.02mm solid #000000" fo:border-left="0.02mm solid #000000" fo:border-right="0.02mm solid #000000" fo:border-top="0.02mm solid #000000"/>
    </style:style>
    <style:style style:family="table-column" style:name="a87c9af">
      <style:table-column-properties style:rel-column-width="1000*"/>
    </style:style>
    <style:style style:family="table" style:name="ad7c136" style:parent-style-name="TableGrid">
      <style:table-properties/>
    </style:style>
    <style:style style:family="table-cell" style:name="a52a765">
      <style:table-cell-properties fo:border-bottom="0.02mm solid #000000" fo:border-left="0.02mm solid #000000" fo:border-right="0.02mm solid #000000" fo:border-top="0.02mm solid #000000"/>
    </style:style>
    <style:style style:family="table-column" style:name="a68ec1a">
      <style:table-column-properties style:rel-column-width="1000*"/>
    </style:style>
    <style:style style:family="table" style:name="a169fed" style:parent-style-name="TableGrid">
      <style:table-properties/>
    </style:style>
    <style:style style:family="paragraph" style:list-style-name="L1" style:name="a2a7e29" style:parent-style-name="ListParagraph">
      <style:paragraph-properties/>
    </style:style>
    <style:style style:family="paragraph" style:list-style-name="L1" style:name="ae32dda" style:parent-style-name="ListParagraph">
      <style:paragraph-properties/>
    </style:style>
    <style:style style:family="paragraph" style:list-style-name="L1" style:name="ab50efd" style:parent-style-name="ListParagraph">
      <style:paragraph-properties/>
    </style:style>
    <style:style style:family="paragraph" style:list-style-name="L1" style:name="ab7a84a" style:parent-style-name="ListParagraph">
      <style:paragraph-properties/>
    </style:style>
    <style:style style:family="text" style:name="a604215">
      <style:text-properties fo:font-weight="bold"/>
    </style:style>
    <style:style style:family="table-cell" style:name="af5774b">
      <style:table-cell-properties fo:border-bottom="0.02mm solid #000000" fo:border-left="0.02mm solid #000000" fo:border-right="0.02mm solid #000000" fo:border-top="0.02mm solid #000000"/>
    </style:style>
    <style:style style:family="table-column" style:name="a8873c3">
      <style:table-column-properties style:rel-column-width="1000*"/>
    </style:style>
    <style:style style:family="table" style:name="af61623" style:parent-style-name="TableGrid">
      <style:table-properties/>
    </style: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style-name="af61623">
        <table:table-column table:number-columns-repeated="3" table:style-name="a8873c3"/>
        <table:table-row>
          <table:table-cell table:style-name="af5774b">
            <text:p>1</text:p>
          </table:table-cell>
          <table:table-cell table:style-name="af5774b">
            <text:list text:continue-numbering="true" text:style-name="L2">
              <text:list-item>
                <text:p text:style-name="a81538a"><text:span text:style-name="aeb09b9">ADSSAOUD</text:span></text:p>
              </text:list-item>
            </text:list>
            <text:list text:continue-numbering="true" text:style-name="L2">
              <text:list-item>
                <text:p text:style-name="a24cb18">ASDASD</text:p>
              </text:list-item>
              <text:list-item>
                <text:p text:style-name="a24cb18">ASD</text:p>
              </text:list-item>
              <text:list-item>
                <text:p text:style-name="a24cb18">ASD</text:p>
              </text:list-item>
              <text:list-item>
                <text:p text:style-name="a24cb18">ASD</text:p>
              </text:list-item>
              <text:list-item>
                <text:p text:style-name="a24cb18">ASD</text:p>
              </text:list-item>
              <text:list-item>
                <text:p text:style-name="a24cb18">ASD</text:p>
              </text:list-item>
              <text:list-item>
                <text:p text:style-name="a24cb18">ASD</text:p>
              </text:list-item>
              <text:list-item>
                <text:p text:style-name="a24cb18">ASD</text:p>
              </text:list-item>
              <text:list-item>
                <text:p text:style-name="a24cb18"/>
              </text:list-item>
            </text:list>
          </table:table-cell>
          <table:table-cell table:style-name="af5774b">
            <text:list text:continue-numbering="true" text:style-name="L1">
              <text:list-item>
                <text:p text:style-name="ab7a84a"><text:span text:style-name="a604215">asdhi</text:span></text:p>
              </text:list-item>
            </text:list>
            <text:list text:continue-numbering="true" text:style-name="L1">
              <text:list-item>
                <text:p text:style-name="ab50efd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able Grid" style:family="table" style:name="TableGrid" style:parent-style-name="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3-18T09:28:29.8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4-03-18T11:46:51</dc:date>
    <meta:editing-cycles>5</meta:editing-cycles>
    <meta:editing-duration>P0DT0H0M0.026S</meta:editing-duration>
  </office:meta>
</office:document-meta>
</file>